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360773" text:style-name="L1">
        <text:list-item>
          <text:p text:style-name="P1">Cấu trúc</text:p>
          <text:p text:style-name="P1">&lt;%= form_for(@...) do |f| <text:s/>%&gt;</text:p>
        </text:list-item>
      </text:list>
      <text:p text:style-name="Standard"><text:tab/>…..</text:p>
      <text:p text:style-name="Standard"><text:tab/>&lt;% end %&gt;</text:p>
      <text:p text:style-name="Standard">là để lấy dữ liệu của trường @...</text:p>
      <text:p text:style-name="Standard"/>
      <text:p text:style-name="Standard">2.cấu trúc của form_for với session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t </meta:initial-creator>
    <meta:creation-date>2013-05-13T09:31:46</meta:creation-date>
    <dc:date>2013-05-13T15:31:13</dc:date>
    <dc:creator>dt </dc:creator>
    <meta:editing-duration>PT5H58M46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6" meta:word-count="26" meta:character-count="121" meta:non-whitespace-character-count="99"/>
  </office:meta>
</office:document-meta>
</file>